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4 <text:s/>Колбаса Сервелат Кремлевский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1 <text:s/>Сосиски Баварские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010" table:formula="of:=SUM([.B2:.B52])" table:style-name="ce1">
            <text:p>1010</text:p>
          </table:table-cell>
          <table:table-cell table:number-columns-repeated="16382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9-12T08:30:33Z</dc:date>
    <meta:editing-cycles>44</meta:editing-cycles>
    <meta:editing-duration>PT48842S</meta:editing-duration>
  </office:meta>
</office:document-meta>
</file>